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officeooo:rsid="0024242a" officeooo:paragraph-rsid="0022d256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758b" officeooo:paragraph-rsid="0029758b"/>
    </style:style>
    <style:style style:name="P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2aea0c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19296c"/>
    </style:style>
    <style:style style:name="P6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c88ac" officeooo:paragraph-rsid="002c88ac"/>
    </style:style>
    <style:style style:name="T1" style:family="text">
      <style:text-properties officeooo:rsid="00218c57"/>
    </style:style>
    <style:style style:name="T2" style:family="text">
      <style:text-properties officeooo:rsid="0028dbff"/>
    </style:style>
    <style:style style:name="T3" style:family="text">
      <style:text-properties officeooo:rsid="002bd076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3">4</text:span></text:p>
      <text:p text:style-name="P5"/>
      <text:p text:style-name="P6">GESTIÓN DE CUENTAS</text:p>
      <text:p text:style-name="P6">SUDO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7T09:01:11.640318204</dc:date>
    <meta:editing-duration>P2DT2H50M14S</meta:editing-duration>
    <meta:editing-cycles>22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3" meta:word-count="8" meta:character-count="49" meta:non-whitespace-character-count="42"/>
  </office:meta>
</office:document-meta>
</file>